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7323" officeooo:paragraph-rsid="000982fb"/>
    </style:style>
    <style:style style:name="P2" style:family="paragraph" style:parent-style-name="Standard">
      <style:text-properties style:text-underline-style="solid" style:text-underline-width="auto" style:text-underline-color="font-color" fo:font-weight="bold" officeooo:paragraph-rsid="000982fb" style:font-weight-asian="bold" style:font-weight-complex="normal"/>
    </style:style>
    <style:style style:name="P3" style:family="paragraph" style:parent-style-name="Standard">
      <style:text-properties style:text-underline-style="solid" style:text-underline-width="auto" style:text-underline-color="font-color" fo:font-weight="bold" officeooo:paragraph-rsid="000982fb" style:font-weight-asian="bold"/>
    </style:style>
    <style:style style:name="P4" style:family="paragraph" style:parent-style-name="Standard">
      <style:text-properties fo:font-weight="normal" officeooo:paragraph-rsid="000982fb" style:font-weight-asian="normal" style:font-weight-complex="normal"/>
    </style:style>
    <style:style style:name="P5" style:family="paragraph" style:parent-style-name="Standard">
      <style:paragraph-properties fo:text-align="center" style:justify-single-word="false"/>
      <style:text-properties officeooo:paragraph-rsid="000982fb"/>
    </style:style>
    <style:style style:name="P6" style:family="paragraph" style:parent-style-name="Standard">
      <style:text-properties style:text-underline-style="none" fo:font-weight="normal" officeooo:paragraph-rsid="000982fb" style:font-weight-asian="normal" style:font-weight-complex="normal"/>
    </style:style>
    <style:style style:name="P7" style:family="paragraph" style:parent-style-name="Standard">
      <style:text-properties fo:font-weight="bold" officeooo:paragraph-rsid="000982fb" style:font-weight-asian="bold" style:font-weight-complex="bold"/>
    </style:style>
    <style:style style:name="P8" style:family="paragraph" style:parent-style-name="Standard">
      <style:text-properties officeooo:paragraph-rsid="000982fb"/>
    </style:style>
    <style:style style:name="P9" style:family="paragraph" style:parent-style-name="Standard" style:master-page-name="Standard">
      <style:paragraph-properties fo:text-align="center" style:justify-single-word="false" style:page-number="1"/>
      <style:text-properties officeooo:paragraph-rsid="000982fb"/>
    </style:style>
    <style:style style:name="P10" style:family="paragraph" style:parent-style-name="Standard">
      <style:text-properties style:text-underline-style="solid" style:text-underline-width="auto" style:text-underline-color="font-color" fo:font-weight="bold" officeooo:paragraph-rsid="000982fb" style:font-weight-asian="bold"/>
    </style:style>
    <style:style style:name="P11" style:family="paragraph" style:parent-style-name="Standard">
      <style:text-properties style:text-underline-style="solid" style:text-underline-width="auto" style:text-underline-color="font-color" fo:font-weight="bold" officeooo:paragraph-rsid="000982fb" style:font-weight-asian="bold" style:font-weight-complex="bold"/>
    </style:style>
    <style:style style:name="P12" style:family="paragraph" style:parent-style-name="Standard">
      <style:text-properties fo:font-weight="normal" officeooo:rsid="0000938e" officeooo:paragraph-rsid="000982fb" style:font-weight-asian="normal" style:font-weight-complex="normal"/>
    </style:style>
    <style:style style:name="P13" style:family="paragraph" style:parent-style-name="Standard">
      <style:text-properties fo:font-weight="normal" officeooo:paragraph-rsid="000982fb" style:font-weight-asian="normal" style:font-weight-complex="normal"/>
    </style:style>
    <style:style style:name="P14" style:family="paragraph" style:parent-style-name="Standard">
      <style:text-properties style:text-underline-style="none" fo:font-weight="normal" officeooo:paragraph-rsid="000982fb" style:font-weight-asian="normal" style:font-weight-complex="normal"/>
    </style:style>
    <style:style style:name="P15" style:family="paragraph" style:parent-style-name="Standard">
      <style:text-properties style:text-underline-style="none" fo:font-weight="normal" officeooo:rsid="0000938e" officeooo:paragraph-rsid="000982fb" style:font-weight-asian="normal" style:font-weight-complex="normal"/>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officeooo:rsid="0000938e"/>
    </style:style>
    <style:style style:name="T5" style:family="text">
      <style:text-properties fo:font-weight="normal" style:font-weight-asian="normal" style:font-weight-complex="normal"/>
    </style:style>
    <style:style style:name="T6" style:family="text">
      <style:text-properties fo:font-weight="normal" officeooo:rsid="0000938e" style:font-weight-asian="normal" style:font-weight-complex="normal"/>
    </style:style>
    <style:style style:name="T7" style:family="text">
      <style:text-properties fo:font-weight="normal" officeooo:rsid="00027323" style:font-weight-asian="normal" style:font-weight-complex="normal"/>
    </style:style>
    <style:style style:name="T8" style:family="text">
      <style:text-properties fo:font-weight="normal" officeooo:rsid="000a1fda"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27323"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00938e" style:font-weight-asian="normal" style:font-weight-complex="normal"/>
    </style:style>
    <style:style style:name="T13" style:family="text">
      <style:text-properties style:text-underline-style="none" fo:font-weight="normal" officeooo:rsid="000a1fda"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officeooo:rsid="000a1f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s text:c="54"/>CSC315 Project 2 – 2048 write up</text:span><text:span text:style-name="T2"><text:tab/><text:tab/><text:tab/><text:tab/><text:tab/><text:tab/></text:span></text:p>
      <text:p text:style-name="P2"/>
      <text:p text:style-name="P3">Objective</text:p>
      <text:p text:style-name="P8">The objective of the <text:span text:style-name="T15">AI </text:span>is to get as high a score as possible in the 2048 game.</text:p>
      <text:p text:style-name="P3"/>
      <text:p text:style-name="P3">Algorithm</text:p>
      <text:p text:style-name="P8">The algorithm used is called expectimax, which performs a recursive search on the board to find the best score after a set number of turns.</text:p>
      <text:p text:style-name="P8">The two possible turns in the game are:</text:p>
      <text:p text:style-name="P8"><text:tab/>i) Player - The player’s turn in which he moves either up,down,left or right depending on </text:p>
      <text:p text:style-name="P8"><text:tab/> what the best move from the search is.</text:p>
      <text:p text:style-name="P8"><text:tab/>ii) Board - The board’s turn which places a 2 <text:span text:style-name="T4">on every open spot on the board.</text:span></text:p>
      <text:p text:style-name="P8">The expectimax function evaluates both of these separately in the following way.</text:p>
      <text:p text:style-name="P8"/>
      <text:p text:style-name="P8"><text:span text:style-name="T3">Player:</text:span> If the current turn is the player, the function loops through all possible moves and if the move is playable, passes it onto the next recursive call with the turn set to the board.</text:p>
      <text:p text:style-name="P8"/>
      <text:p text:style-name="P8"><text:span text:style-name="T3">Board: </text:span>If the current turn is of the board, it places a 2 in every empty tile and recursively calls the function with the turn set to player. <text:span text:style-name="T4">4’s are not evaluated because their probability of occurrence is too low and also saves time for deeper recursion.</text:span></text:p>
      <text:p text:style-name="P4"/>
      <text:p text:style-name="P8"><text:span text:style-name="T5">At the moment the search depth i</text:span><text:span text:style-name="T6">s as follows:</text:span></text:p>
      <text:p text:style-name="P12">The search depth is depth is 8 if the number of empty tiles is less than or equal to 5, since this is usually fast.</text:p>
      <text:p text:style-name="P12">The search depth is 6 if the previous condition is not met and the distinct tiles on the board is <text:span text:style-name="T15">at least</text:span> 8. The distinct tiles gives an idea of how complex the board is.</text:p>
      <text:p text:style-name="P12">The search depth is 4 if the above conditions are false to save time in easy situations.</text:p>
      <text:p text:style-name="P4"/>
      <text:p text:style-name="P3">Heuristic Function</text:p>
      <text:p text:style-name="P8">The leaf states of the board are evaluated in the following way.</text:p>
      <text:p text:style-name="P5"><text:span text:style-name="T9">1) <text:s/></text:span>A weight matrix is assigned which rewards the state for placing tiles in a snake like <text:span text:style-name="T15">fashion.</text:span> The matrix looks like this :</text:p>
      <text:p text:style-name="P5">{(2^15, 2^14, 2^13, 2^12),</text:p>
      <text:p text:style-name="P5">(2^8, 2^9, 2^10, 2^11),</text:p>
      <text:p text:style-name="P5">(2^7, 2^6, 2^5, 2^4),</text:p>
      <text:p text:style-name="P5">(2^0, 2^1, 2^2, 2^3),}</text:p>
      <text:p text:style-name="P8">This ensures <text:span text:style-name="T15">smoothness</text:span> of the board, <text:span text:style-name="T15">monotonicity</text:span> and easy merges, <text:span text:style-name="T4">which are basically fancy terms you learn from this project.</text:span></text:p>
      <text:p text:style-name="P8"/>
      <text:p text:style-name="P8"><text:span text:style-name="T9">2) <text:s/></text:span><text:span text:style-name="T5">A bonus is given to the score if it has anywhere between 12 – 15 tiles. This is done to reduce the randomness of the given state.</text:span></text:p>
      <text:p text:style-name="P4"/>
      <text:p text:style-name="P8"><text:span text:style-name="T9">3) </text:span><text:span text:style-name="T5">We look to award states having anywhere between 2 and 4 possible merges. This is done because sometimes delayed merges produce better results. Also helps keep a fuller board.</text:span></text:p>
      <text:p text:style-name="P4"/>
      <text:p text:style-name="P3"/>
      <text:p text:style-name="P3"/>
      <text:p text:style-name="P3"/>
      <text:p text:style-name="P3"/>
      <text:p text:style-name="P3"><text:soft-page-break/>Performance</text:p>
      <text:p text:style-name="P8"><text:span text:style-name="T9">Score: </text:span>The AI <text:span text:style-name="T4">almost always gets to 2048, and frequently to 4096. Sometimes the spawning of too many 4’s results in an embarrassing 1024.</text:span></text:p>
      <text:p text:style-name="P8"/>
      <text:p text:style-name="P8"><text:span text:style-name="T9">Speed: </text:span><text:span text:style-name="T5">The AI performs a move on average every 0.04 – 0.06 seconds on the </text:span><text:span text:style-name="T6">Opp lab machines . The most frequently observed time was 0.058 seconds which we rounded down to 0.05 seconds for </text:span><text:span text:style-name="T8">convenience</text:span><text:span text:style-name="T6"> sake only. Please don’t dink us.</text:span></text:p>
      <text:p text:style-name="P4"/>
      <text:p text:style-name="P11">Room for improvement</text:p>
      <text:p text:style-name="P6">1) A good heuristic function is really important, we think ours could be better.</text:p>
      <text:p text:style-name="P15">On the last day modifying our heuristic function gave us a 15k bump in average time and we believe there is room for improvement.</text:p>
      <text:p text:style-name="P15"/>
      <text:p text:style-name="P6">2) Find a way to prune the tree to avoid going through paths that will never lead to a good score from the heuristic function.</text:p>
      <text:p text:style-name="P6"/>
      <text:p text:style-name="P6">3) Maybe doing this <text:span text:style-name="T15">iteratively</text:span> will reduce the memory required for the program</text:p>
      <text:p text:style-name="P6"/>
      <text:p text:style-name="P8"><text:span text:style-name="T11">4) Using transposition tables may also help </text:span><text:span text:style-name="T12">us </text:span><text:span text:style-name="T11">search a little deeper</text:span></text:p>
      <text:p text:style-name="P6"/>
      <text:p text:style-name="P7"/>
      <text:p text:style-name="P11">Things we tried</text:p>
      <text:p text:style-name="P8"><text:span text:style-name="T14">0) </text:span><text:span text:style-name="T11">Performing random moves in the priority order up left right down gets you a tile between either 128 and 256, sometimes a 512 if the stars align.</text:span></text:p>
      <text:p text:style-name="P8"><text:span text:style-name="T14">Problems:</text:span><text:span text:style-name="T11"> </text:span><text:span text:style-name="T13">Completely</text:span><text:span text:style-name="T11"> useless score wise, pretty fast though.</text:span></text:p>
      <text:p text:style-name="P4"/>
      <text:p text:style-name="P8"><text:span text:style-name="T9">1) </text:span><text:span text:style-name="T5">For checkpoint 1 we evaluated deeper without evaluating 4’s since probability of getting 4’s is lower. We also had a bug in our code that for each player turn only checked if the move was valid but did not actually move it. So it would just clone the same board 4 times. This somehow still managed to get good scores.</text:span></text:p>
      <text:p text:style-name="P8"><text:span text:style-name="T9">Problems: </text:span><text:span text:style-name="T5">Some problems with this approach was that it was too slow <text:s/>and since it was not evaluating 4’s at all, a bad placement of a 4 would usually kill it. </text:span></text:p>
      <text:p text:style-name="P4">Our heuristic functions also had a lot of problems like double calculating some heuristics.</text:p>
      <text:p text:style-name="P4"><text:span text:style-name="T15">Ultimately</text:span> even with this problems, some divine intervention had us achieve 20-25k on average.</text:p>
      <text:p text:style-name="P4"/>
      <text:p text:style-name="P8"><text:span text:style-name="T9">2) </text:span><text:span text:style-name="T5">We fixed the above mentioned bugs, evaluated fours but had to cut the recursive depth because it was not meeting the time requirement. </text:span></text:p>
      <text:p text:style-name="P8"><text:span text:style-name="T9">Problems: </text:span><text:span text:style-name="T5">Our heuristic was lightly put, trash.</text:span></text:p>
      <text:p text:style-name="P4"/>
      <text:p text:style-name="P4"/>
      <text:p text:style-name="P8"><text:span text:style-name="T10">3)</text:span><text:span text:style-name="T9"> </text:span><text:span text:style-name="T5">I looked into using the Monte Carlo algorithm which runs a bunch of sample runs and tries to select the best possible move.</text:span></text:p>
      <text:p text:style-name="P8"><text:span text:style-name="T9">Problems: </text:span><text:span text:style-name="T5">The general opinion online is that it is way too slow for this assignment.</text:span></text:p>
      <text:p text:style-name="P7"/>
      <text:p text:style-name="P8"><text:span text:style-name="T10">4</text:span><text:span text:style-name="T9">) </text:span><text:span text:style-name="T5">Earlier we used a weight matrix with high values along the first row and column, after switching to a snake pattern matrix we noticed better </text:span><text:span text:style-name="T7">much better scores. Also we don’t evaluate fours, instead try to recurse deeper.</text:span></text:p>
      <text:p text:style-name="P7"/>
      <text:p text:style-name="P8"><text:soft-page-break/><text:span text:style-name="T9">6) </text:span><text:span text:style-name="T7">We are</text:span><text:span text:style-name="T5"> currently working a heuristic function that selects any corner of the board and not just the top left, I think this would work slightly better.</text:span></text:p>
      <text:p text:style-name="P8"><text:span text:style-name="T9">Problems: </text:span><text:span text:style-name="T5">Does not work as well as the current method at the moment, need to try adding in other heuristics.</text:span></text:p>
      <text:p text:style-name="P7"/>
      <text:p text:style-name="P8"/>
      <text:p text:style-name="P1">Credits:</text:p>
      <text:p text:style-name="P1"><text:span text:style-name="T15">1) </text:span>This discussion: <text:a xlink:type="simple" xlink:href="https://stackoverflow.com/questions/22342854/what-is-the-optimal-algorithm-for-the-game-2048" text:style-name="Internet_20_link" text:visited-style-name="Visited_20_Internet_20_Link">https://stackoverflow.com/questions/22342854/what-is-the-optimal-algorithm-for-the-game-2048</text:a></text:p>
      <text:p text:style-name="P1"/>
      <text:p text:style-name="P1"><text:span text:style-name="T15">2) </text:span>This article: <text:a xlink:type="simple" xlink:href="http://cs229.stanford.edu/proj2016/report/NieHouAn-AIPlays2048-report.pdf" text:style-name="Internet_20_link" text:visited-style-name="Visited_20_Internet_20_Link">http://cs229.stanford.edu/proj2016/report/NieHouAn-AIPlays2048-report.pdf</text:a></text:p>
      <text:p text:style-name="P1">for the snake matrix</text:p>
      <text:p text:style-name="P1"/>
      <text:p text:style-name="P1"><text:span text:style-name="T15">3) </text:span>Most important of all, all the team ahead of us on the last day with a couple of hours to 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22:19:36.482538354</meta:creation-date>
    <dc:date>2019-03-01T22:24:12.147015458</dc:date>
    <meta:editing-duration>PT4M6S</meta:editing-duration>
    <meta:editing-cycles>2</meta:editing-cycles>
    <meta:generator>LibreOffice/5.1.6.2$Linux_X86_64 LibreOffice_project/10m0$Build-2</meta:generator>
    <meta:document-statistic meta:table-count="0" meta:image-count="0" meta:object-count="0" meta:page-count="3" meta:paragraph-count="54" meta:word-count="919" meta:character-count="5233" meta:non-whitespace-character-count="4295"/>
  </office:meta>
</office:document-meta>
</file>